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>
      <style:text-properties fo:color="#c9211e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1">antes de la aparicion del ADN describes un modelo previo a la codificacion en donde existe una forma, un molde que se copia.</text:p>
      <text:p text:style-name="P11">entiendo que en esta primera version ya existe la reproduccion?</text:p>
      <text:p text:style-name="P11"/>
      <text:p text:style-name="P11">segun lo que describes, aparece primero el modelo de copia de un molde, menos estable, y despues el ADN con datos codificados, mas estable.</text:p>
      <text:p text:style-name="P11">los modelos van incrementando en complejidad y estabilidad con el tiempo.</text:p>
      <text:p text:style-name="P11">no aparece el ADN primero, ni aparecen juntos.</text:p>
      <text:p text:style-name="P11">es una secuencia de complejidad incremental.</text:p>
      <text:p text:style-name="P11">que podemos llamar aprendizaje.</text:p>
      <text:p text:style-name="P11"/>
      <text:p text:style-name="P11">como puede aprender un sistema sin memoria?</text:p>
      <text:p text:style-name="P11"/>
      <text:p text:style-name="P11">y otra pregunta.</text:p>
      <text:p text:style-name="P11">si un sistema de redes cataliticas no se reproduce, como puede aparecer una nueva version?</text:p>
      <text:p text:style-name="P11"/>
      <text:p text:style-name="P11">por otra parte,</text:p>
      <text:p text:style-name="P11">los cambios que comentas podrian requerir mucho tiempo.</text:p>
      <text:p text:style-name="P11">y una red catalitica no se reproduce.</text:p>
      <text:p text:style-name="P11">es tan estable una red catalitica para mantenerse funcional durante largos periodos de tiempo?</text:p>
      <text:p text:style-name="Text_20_body"/>
      <text:p text:style-name="Horizontal_20_Line"/>
      <text:p text:style-name="Text_20_body"/>
      <text:p text:style-name="Text_20_body"/>
      <text:p text:style-name="Text_20_body">Fab, ahora sí estamos entrando en el núcleo duro del problema: <text:span text:style-name="Strong_20_Emphasis">cómo puede un sistema sin memoria aprender</text:span>, <text:span text:style-name="Strong_20_Emphasis">cómo puede aparecer una nueva versión sin reproducción</text:span>, y <text:span text:style-name="Strong_20_Emphasis">si una red autocatalítica puede durar lo suficiente como para que algo así ocurra</text:span>.<text:line-break/>Estas tres preguntas son las correctas, y las tres tienen respuesta cuando entendemos que <text:span text:style-name="Emphasis">antes del ADN ya existe un tipo de memoria y un tipo de reproducción</text:span>, pero no en el sentido que solemos imaginar.</text:p>
      <text:p text:style-name="Text_20_body">Voy a organizarlo en cuatro partes para que puedas ver el mecanismo completo sin saltos mágicos.</text:p>
      <text:p text:style-name="Horizontal_20_Line"/>
      <text:h text:style-name="Heading_20_2" text:outline-level="2"><text:soft-page-break/>1. Cómo puede aprender un sistema sin memoria simbólica</text:h>
      <text:p text:style-name="Text_20_body">La clave es distinguir <text:span text:style-name="Strong_20_Emphasis">memoria simbólica</text:span> (ADN, ARN, código) de <text:span text:style-name="Strong_20_Emphasis">memoria dinámica</text:span>.</text:p>
      <text:p text:style-name="Text_20_body">Una red autocatalítica <text:span text:style-name="Strong_20_Emphasis">no tiene memoria escrita</text:span>, pero sí tiene:</text:p>
      <text:list xml:id="list598412172" text:style-name="L1">
        <text:list-item>
          <text:p text:style-name="P2"><text:span text:style-name="Strong_20_Emphasis">memoria estructural</text:span>: la red solo existe si sus componentes están en ciertas proporciones. </text:p>
        </text:list-item>
        <text:list-item>
          <text:p text:style-name="P2"><text:span text:style-name="Strong_20_Emphasis">memoria dinámica</text:span>: la red tiende a volver a un estado estable cuando se perturba. </text:p>
        </text:list-item>
        <text:list-item>
          <text:p text:style-name="P1"><text:span text:style-name="Strong_20_Emphasis">memoria de composición</text:span>: si un componente aumenta, el sistema cambia su comportamiento; si disminuye, también. </text:p>
        </text:list-item>
      </text:list>
      <text:p text:style-name="Text_20_body">Esto es memoria en el sentido más primitivo:<text:line-break/><text:span text:style-name="Strong_20_Emphasis">la historia reciente del sistema queda grabada en su estado actual</text:span>.</text:p>
      <text:p text:style-name="Text_20_body">Ejemplo:<text:line-break/>Si una molécula catalizadora aparece por azar y acelera una reacción, la red cambia su composición. Ese cambio <text:span text:style-name="Strong_20_Emphasis">persiste mientras la red exista</text:span>.<text:line-break/>Eso es aprendizaje sin símbolos.</text:p>
      <text:p text:style-name="Text_20_body">Es un aprendizaje <text:span text:style-name="Strong_20_Emphasis">inmediato</text:span>, <text:span text:style-name="Strong_20_Emphasis">local</text:span>, <text:span text:style-name="Strong_20_Emphasis">no heredable</text:span>.<text:line-break/>Pero es aprendizaje.</text:p>
      <text:p text:style-name="Horizontal_20_Line"/>
      <text:h text:style-name="Heading_20_2" text:outline-level="2">2. Cómo puede aparecer una nueva versión sin reproducción</text:h>
      <text:p text:style-name="Text_20_body">Aquí está el punto clave:<text:line-break/><text:span text:style-name="Strong_20_Emphasis">una red autocatalítica no se reproduce como un organismo, pero sí se propaga.</text:span></text:p>
      <text:p text:style-name="Text_20_body">Esto ocurre de tres maneras:</text:p>
      <text:h text:style-name="Heading_20_3" text:outline-level="3">a) Propagación espacial</text:h>
      <text:p text:style-name="Text_20_body">Si la red está en un entorno donde sus componentes se difunden, puede “invadir” regiones cercanas.<text:line-break/>No es reproducción, pero sí es <text:span text:style-name="Strong_20_Emphasis">expansión</text:span>.</text:p>
      <text:h text:style-name="Heading_20_3" text:outline-level="3">b) Fragmentación</text:h>
      <text:p text:style-name="Text_20_body">Si una vesícula o compartimento se divide por fuerzas físicas, cada parte puede contener una porción funcional de la red.<text:line-break/>Esto es <text:span text:style-name="Strong_20_Emphasis">proto-reproducción</text:span>, aunque no controlada.</text:p>
      <text:h text:style-name="Heading_20_3" text:outline-level="3">c) Variación por fluctuaciones</text:h>
      <text:p text:style-name="Text_20_body">Si una molécula nueva aparece por azar (mutación química), la red cambia.<text:line-break/>Si ese cambio mejora la estabilidad, la red dura más.<text:line-break/>Si dura más, se propaga más.</text:p>
      <text:p text:style-name="Text_20_body">Esto es <text:span text:style-name="Strong_20_Emphasis">selección natural sin reproducción formal</text:span>.</text:p>
      <text:p text:style-name="Text_20_body"><text:soft-page-break/>La reproducción biológica es solo una versión más eficiente de este proceso.</text:p>
      <text:p text:style-name="Horizontal_20_Line"/>
      <text:h text:style-name="Heading_20_2" text:outline-level="2">3. Cómo puede haber aprendizaje sin reproducción</text:h>
      <text:p text:style-name="Text_20_body">El aprendizaje aparece en dos niveles:</text:p>
      <text:h text:style-name="Heading_20_3" text:outline-level="3">a) Aprendizaje interno (dentro de una red)</text:h>
      <text:p text:style-name="Text_20_body">La red cambia su composición según las perturbaciones.<text:line-break/>Eso es aprendizaje <text:span text:style-name="Strong_20_Emphasis">no heredable</text:span>.</text:p>
      <text:h text:style-name="Heading_20_3" text:outline-level="3">b) Aprendizaje poblacional (entre redes)</text:h>
      <text:p text:style-name="Text_20_body">Si hay muchas redes similares en un entorno:</text:p>
      <text:list xml:id="list4123400260" text:style-name="L2">
        <text:list-item>
          <text:p text:style-name="P4">algunas duran más, </text:p>
        </text:list-item>
        <text:list-item>
          <text:p text:style-name="P4">otras duran menos, </text:p>
        </text:list-item>
        <text:list-item>
          <text:p text:style-name="P4">las más estables ocupan más espacio, </text:p>
        </text:list-item>
        <text:list-item>
          <text:p text:style-name="P3">las menos estables desaparecen. </text:p>
        </text:list-item>
      </text:list>
      <text:p text:style-name="Text_20_body">Esto es aprendizaje <text:span text:style-name="Strong_20_Emphasis">heredado por persistencia</text:span>, no por copia.</text:p>
      <text:p text:style-name="Text_20_body">Es el equivalente químico de la evolución darwiniana antes de la genética.</text:p>
      <text:p text:style-name="Horizontal_20_Line"/>
      <text:h text:style-name="Heading_20_2" text:outline-level="2">4. ¿Puede una red autocatalítica durar lo suficiente?</text:h>
      <text:p text:style-name="Text_20_body">Tu intuición es correcta:<text:line-break/>una red autocatalítica aislada es frágil.<text:line-break/>Pero en ciertos entornos (pozos térmicos, arcillas, vesículas lipídicas, superficies minerales) pueden durar:</text:p>
      <text:list xml:id="list1618223998" text:style-name="L3">
        <text:list-item>
          <text:p text:style-name="P6">minutos, </text:p>
        </text:list-item>
        <text:list-item>
          <text:p text:style-name="P6">horas, </text:p>
        </text:list-item>
        <text:list-item>
          <text:p text:style-name="P6">días, </text:p>
        </text:list-item>
        <text:list-item>
          <text:p text:style-name="P5">o incluso más. </text:p>
        </text:list-item>
      </text:list>
      <text:p text:style-name="Text_20_body">¿Es suficiente?<text:line-break/>Sí, porque:</text:p>
      <text:list xml:id="list3222131731" text:style-name="L4">
        <text:list-item>
          <text:p text:style-name="P8">no necesitas una red que dure millones de años, </text:p>
        </text:list-item>
        <text:list-item>
          <text:p text:style-name="P8">necesitas <text:span text:style-name="Strong_20_Emphasis">muchas redes</text:span> que duren lo suficiente para que algunas mejoren, </text:p>
        </text:list-item>
        <text:list-item>
          <text:p text:style-name="P7">y necesitas un entorno donde se formen continuamente nuevas redes. </text:p>
        </text:list-item>
      </text:list>
      <text:p text:style-name="Text_20_body">La estabilidad no es individual, es <text:span text:style-name="Strong_20_Emphasis">estadística</text:span>.</text:p>
      <text:p text:style-name="Text_20_body"><text:soft-page-break/>La vida no surge porque una red dure mucho.<text:line-break/>La vida surge porque <text:span text:style-name="Strong_20_Emphasis">muchas redes duran lo suficiente para que algunas progresen</text:span>.</text:p>
      <text:p text:style-name="Horizontal_20_Line"/>
      <text:h text:style-name="Heading_20_2" text:outline-level="2">5. La secuencia completa sin saltos mágicos</text:h>
      <text:p text:style-name="Text_20_body">Ahora podemos ver el proceso entero sin lagunas:</text:p>
      <text:list xml:id="list1747348271" text:style-name="L5">
        <text:list-item>
          <text:p text:style-name="P9"><text:span text:style-name="Strong_20_Emphasis">Redes autocatalíticas</text:span></text:p>
          <text:list>
            <text:list-item>
              <text:p text:style-name="P10">lógica implícita </text:p>
            </text:list-item>
            <text:list-item>
              <text:p text:style-name="P10">memoria dinámica </text:p>
            </text:list-item>
            <text:list-item>
              <text:p text:style-name="P10">aprendizaje interno </text:p>
            </text:list-item>
            <text:list-item>
              <text:p text:style-name="P10">propagación parcial </text:p>
            </text:list-item>
          </text:list>
        </text:list-item>
        <text:list-item>
          <text:p text:style-name="P9"><text:span text:style-name="Strong_20_Emphasis">Redes en compartimentos (vesículas)</text:span></text:p>
          <text:list>
            <text:list-item>
              <text:p text:style-name="P10">conservación activa </text:p>
            </text:list-item>
            <text:list-item>
              <text:p text:style-name="P10">proto-reproducción por fragmentación </text:p>
            </text:list-item>
            <text:list-item>
              <text:p text:style-name="P10">selección poblacional </text:p>
            </text:list-item>
          </text:list>
        </text:list-item>
        <text:list-item>
          <text:p text:style-name="P9"><text:span text:style-name="Strong_20_Emphasis">Moléculas templadas (ARN primitivo)</text:span></text:p>
          <text:list>
            <text:list-item>
              <text:p text:style-name="P10">copia por complementariedad </text:p>
            </text:list-item>
            <text:list-item>
              <text:p text:style-name="P10">memoria estructural heredable </text:p>
            </text:list-item>
            <text:list-item>
              <text:p text:style-name="P10">variación más precisa </text:p>
            </text:list-item>
          </text:list>
        </text:list-item>
        <text:list-item>
          <text:p text:style-name="P9"><text:span text:style-name="Strong_20_Emphasis">Código simbólico (ADN + traducción)</text:span></text:p>
          <text:list>
            <text:list-item>
              <text:p text:style-name="P10">memoria estable </text:p>
            </text:list-item>
            <text:list-item>
              <text:p text:style-name="P10">reproducción fiel </text:p>
            </text:list-item>
            <text:list-item>
              <text:p text:style-name="P10">evolución robusta </text:p>
            </text:list-item>
            <text:list-item>
              <text:p text:style-name="P9">inteligencia estructural compleja </text:p>
            </text:list-item>
          </text:list>
        </text:list-item>
      </text:list>
      <text:p text:style-name="Text_20_body">No hay salto mágico.<text:line-break/>Hay <text:span text:style-name="Strong_20_Emphasis">incrementos graduales de estabilidad, memoria y capacidad de conservación de la forma</text:span>.</text:p>
      <text:p text:style-name="Horizontal_20_Line"/>
      <text:h text:style-name="Heading_20_2" text:outline-level="2">6. La frase que sintetiza todo</text:h>
      <text:p text:style-name="Quotations"><text:span text:style-name="Strong_20_Emphasis">La inteligencia empieza cuando una red se mantiene.<text:line-break/>La vida empieza cuando una red se mantiene dentro de un contenedor.<text:line-break/>La evolución empieza cuando una red puede copiar su forma.<text:line-break/>El ADN aparece cuando la copia necesita estabilidad.</text:span></text:p>
      <text:p text:style-name="Horizontal_20_Line"/>
      <text:p text:style-name="Text_20_body">Me interesa saber qué parte de esta secuencia te parece más difícil de visualizar:<text:line-break/>¿la memoria dinámica, la propagación sin reproducción, o el salto hacia las plantillas químicas?</text:p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28T09:53:23.814000000</meta:creation-date>
    <dc:date>2026-02-28T10:06:22.394000000</dc:date>
    <meta:editing-duration>PT2M48S</meta:editing-duration>
    <meta:editing-cycles>1</meta:editing-cycles>
    <meta:document-statistic meta:table-count="0" meta:image-count="0" meta:object-count="0" meta:page-count="5" meta:paragraph-count="84" meta:word-count="871" meta:character-count="5431" meta:non-whitespace-character-count="4648"/>
    <meta:generator>LibreOffice/7.3.5.2$Windows_X86_64 LibreOffice_project/184fe81b8c8c30d8b5082578aee2fed2ea847c01</meta:generator>
  </office:meta>
</office:document-meta>
</file>